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07/08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MAMANI LUIS, REYNA MARCELINA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MAMANI LUIS, REYNA MARCELINA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POLLOS BB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07/08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GONZALES MAMANI, BRYAN VICTOR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>GONZALES CUAYLA, VICTOR FELIPE</text:p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4</text:p>
          </table:table-cell>
        </table:table-row>
        <table:table-row>
          <table:table-cell table:style-name="Tabla1.A2" office:value-type="float" office:value="0">
            <text:p text:style-name="P7">POLLOS BB</text:p>
          </table:table-cell>
          <table:table-cell table:style-name="Tabla1.B2" office:value-type="string">
            <text:p text:style-name="P9">Cant.Cajas: <text:span text:style-name="T11">4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528494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167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5:40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7:25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06T22:20:45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